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0e0e0" draw:textarea-horizontal-align="justify" draw:textarea-vertical-align="middle" draw:auto-grow-height="false" fo:min-height="9.75cm" fo:min-width="13.5cm"/>
      <style:paragraph-properties style:writing-mode="lr-tb"/>
    </style:style>
    <style:style style:name="gr2" style:family="graphic" style:parent-style-name="standard">
      <style:graphic-properties draw:fill-color="#00acc1" draw:textarea-horizontal-align="justify" draw:textarea-vertical-align="middle" draw:auto-grow-height="false" fo:min-height="3.75cm" fo:min-width="11.5cm"/>
      <style:paragraph-properties style:writing-mode="lr-tb"/>
    </style:style>
    <style:style style:name="gr3" style:family="graphic" style:parent-style-name="standard">
      <style:graphic-properties draw:fill-color="#ffab91" draw:textarea-horizontal-align="justify" draw:textarea-vertical-align="middle" draw:auto-grow-height="false" fo:min-height="1.85cm" fo:min-width="5.5cm"/>
      <style:paragraph-properties style:writing-mode="lr-tb"/>
    </style:style>
    <style:style style:name="gr4" style:family="graphic" style:parent-style-name="standard">
      <style:graphic-properties draw:fill-color="#ffb74d" draw:textarea-horizontal-align="justify" draw:textarea-vertical-align="middle" draw:auto-grow-height="false" fo:min-height="1.85cm" fo:min-width="5.5cm"/>
      <style:paragraph-properties style:writing-mode="lr-tb"/>
    </style:style>
    <style:style style:name="gr5" style:family="graphic" style:parent-style-name="standard">
      <style:graphic-properties draw:fill-color="#9ccc65" draw:textarea-horizontal-align="justify" draw:textarea-vertical-align="middle" draw:auto-grow-height="false" fo:min-height="1.75cm" fo:min-width="11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7" style:family="graphic" style:parent-style-name="objectwithoutfill">
      <style:graphic-properties svg:stroke-width="0.053cm" draw:marker-start="Arrow_20_concave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fill-color="#80cbc4" draw:textarea-horizontal-align="justify" draw:textarea-vertical-align="middle" draw:auto-grow-height="false" fo:min-height="1.45cm" fo:min-width="7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0e0e0"/>
      <style:paragraph-properties fo:text-align="center" style:writing-mode="lr-tb"/>
    </style:style>
    <style:style style:name="P3" style:family="paragraph">
      <loext:graphic-properties draw:fill-color="#00acc1"/>
      <style:paragraph-properties fo:text-align="center" style:writing-mode="lr-tb"/>
    </style:style>
    <style:style style:name="P4" style:family="paragraph">
      <loext:graphic-properties draw:fill-color="#ffab91"/>
      <style:paragraph-properties fo:text-align="center" style:writing-mode="lr-tb"/>
    </style:style>
    <style:style style:name="P5" style:family="paragraph">
      <loext:graphic-properties draw:fill-color="#ffb74d"/>
      <style:paragraph-properties fo:text-align="center" style:writing-mode="lr-tb"/>
    </style:style>
    <style:style style:name="P6" style:family="paragraph">
      <loext:graphic-properties draw:fill-color="#9ccc65"/>
      <style:paragraph-properties fo:text-align="center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80cbc4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cm" svg:height="10cm" svg:x="3cm" svg:y="2cm">
          <text:p text:style-name="P1">AUK-V cor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cm" svg:height="4cm" svg:x="4cm" svg:y="2.9cm">
          <text:p text:style-name="P1">AUK-V cor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cm" svg:height="2.1cm" svg:x="4cm" svg:y="6.9cm">
          <text:p text:style-name="P1">D</text:p>
          <text:p text:style-name="P1">cach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cm" svg:height="2.1cm" svg:x="10cm" svg:y="6.9cm">
          <text:p text:style-name="P1">I</text:p>
          <text:p text:style-name="P1">cache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12cm" svg:height="2cm" svg:x="4cm" svg:y="9cm">
          <text:p text:style-name="P1">Wishbone/AXI </text:p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4cm" svg:height="2cm" svg:x="3cm" svg:y="16cm">
          <text:p text:style-name="P1">Code ROM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4cm" svg:height="2cm" svg:x="8cm" svg:y="16cm">
          <text:p text:style-name="P1">Main memory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4cm" svg:height="2cm" svg:x="13cm" svg:y="16cm">
          <text:p text:style-name="P1">Peripherals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10cm" svg:y1="14.6cm" svg:x2="5cm" svg:y2="16cm" draw:start-shape="id1" draw:start-glue-point="2" draw:end-shape="id2" draw:end-glue-point="0" svg:d="M10000 14600v700h-5000v700" svg:viewBox="0 0 5001 1401">
          <text:p/>
        </draw:connector>
        <draw:connector draw:style-name="gr7" draw:text-style-name="P7" draw:layer="layout" svg:x1="10cm" svg:y1="14.6cm" svg:x2="15cm" svg:y2="16cm" draw:start-shape="id1" draw:end-shape="id3" draw:end-glue-point="0" svg:d="M10000 14600v700h5000v700" svg:viewBox="0 0 5001 1401">
          <text:p/>
        </draw:connector>
        <draw:connector draw:style-name="gr7" draw:text-style-name="P7" draw:layer="layout" draw:type="line" svg:x1="10cm" svg:y1="14.6cm" svg:x2="10cm" svg:y2="16cm" draw:start-shape="id1" draw:start-glue-point="2" draw:end-shape="id4" draw:end-glue-point="0" svg:d="M10000 14600v1400" svg:viewBox="0 0 1 1401">
          <text:p/>
        </draw:connector>
        <draw:custom-shape draw:style-name="gr8" draw:text-style-name="P8" xml:id="id1" draw:id="id1" draw:layer="layout" svg:width="8cm" svg:height="1.7cm" svg:x="6cm" svg:y="12.9cm">
          <text:p text:style-name="P1">Wishbone/AXI interconnect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10cm" svg:y1="11cm" svg:x2="10cm" svg:y2="12.9cm" draw:start-shape="id5" draw:start-glue-point="2" draw:end-shape="id1" draw:end-glue-point="0" svg:d="M10000 11000v1900" svg:viewBox="0 0 1 19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22:31:16.280362897</meta:creation-date>
    <meta:editing-duration>PT2M14S</meta:editing-duration>
    <meta:editing-cycles>2</meta:editing-cycles>
    <meta:generator>LibreOffice/6.4.5.2$Linux_X86_64 LibreOffice_project/40$Build-2</meta:generator>
    <dc:date>2020-09-17T22:33:29.017502352</dc:date>
    <meta:document-statistic meta:object-count="13"/>
  </office:meta>
</office:document-meta>
</file>